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paragraph-properties fo:background-color="transparent" fo:padding="0.049cm" fo:border="0.06pt solid #000000" style:shadow="none">
        <style:background-image/>
      </style:paragraph-properties>
      <style:text-properties officeooo:paragraph-rsid="003fe1d5"/>
    </style:style>
    <style:style style:name="P2" style:family="paragraph" style:parent-style-name="Standard">
      <style:text-properties officeooo:rsid="000d9e78" officeooo:paragraph-rsid="00279a19"/>
    </style:style>
    <style:style style:name="P3" style:family="paragraph" style:parent-style-name="Standard">
      <style:text-properties officeooo:rsid="0010951a" officeooo:paragraph-rsid="00279a19"/>
    </style:style>
    <style:style style:name="P4" style:family="paragraph" style:parent-style-name="Standard">
      <style:text-properties officeooo:rsid="00279a19" officeooo:paragraph-rsid="00279a19"/>
    </style:style>
    <style:style style:name="P5" style:family="paragraph" style:parent-style-name="Standard">
      <style:text-properties officeooo:rsid="0037c4a4" officeooo:paragraph-rsid="0037c4a4"/>
    </style:style>
    <style:style style:name="P6" style:family="paragraph" style:parent-style-name="Standard">
      <style:text-properties officeooo:paragraph-rsid="0037c4a4"/>
    </style:style>
    <style:style style:name="P7" style:family="paragraph" style:parent-style-name="Standard">
      <style:text-properties officeooo:rsid="00234a62" officeooo:paragraph-rsid="004a56c7"/>
    </style:style>
    <style:style style:name="P8" style:family="paragraph" style:parent-style-name="Text_20_body" style:list-style-name="L1"/>
    <style:style style:name="P9" style:family="paragraph" style:parent-style-name="Text_20_body">
      <style:text-properties officeooo:paragraph-rsid="000462f4"/>
    </style:style>
    <style:style style:name="P10" style:family="paragraph" style:parent-style-name="Text_20_body" style:list-style-name="L7">
      <style:text-properties officeooo:paragraph-rsid="000462f4"/>
    </style:style>
    <style:style style:name="P11" style:family="paragraph" style:parent-style-name="Text_20_body" style:list-style-name="L7">
      <style:text-properties officeooo:paragraph-rsid="000c6b4b"/>
    </style:style>
    <style:style style:name="P12" style:family="paragraph" style:parent-style-name="Text_20_body">
      <style:text-properties officeooo:paragraph-rsid="0011b363"/>
    </style:style>
    <style:style style:name="P13" style:family="paragraph" style:parent-style-name="Text_20_body">
      <style:text-properties officeooo:paragraph-rsid="0012b3c7"/>
    </style:style>
    <style:style style:name="P14" style:family="paragraph" style:parent-style-name="Text_20_body" style:list-style-name="L8">
      <style:text-properties officeooo:paragraph-rsid="0012b3c7"/>
    </style:style>
    <style:style style:name="P15" style:family="paragraph" style:parent-style-name="Text_20_body" style:list-style-name="L8">
      <style:text-properties officeooo:paragraph-rsid="001438a4"/>
    </style:style>
    <style:style style:name="P16" style:family="paragraph" style:parent-style-name="Text_20_body" style:list-style-name="L8">
      <style:text-properties officeooo:rsid="0012b3c7" officeooo:paragraph-rsid="0012b3c7"/>
    </style:style>
    <style:style style:name="P17" style:family="paragraph" style:parent-style-name="Text_20_body" style:list-style-name="L10">
      <style:text-properties officeooo:paragraph-rsid="001b4556"/>
    </style:style>
    <style:style style:name="P18" style:family="paragraph" style:parent-style-name="Text_20_body" style:list-style-name="L11">
      <style:text-properties officeooo:paragraph-rsid="001b4556"/>
    </style:style>
    <style:style style:name="P19" style:family="paragraph" style:parent-style-name="Text_20_body" style:list-style-name="L12">
      <style:text-properties officeooo:paragraph-rsid="001c7c44"/>
    </style:style>
    <style:style style:name="P20" style:family="paragraph" style:parent-style-name="Text_20_body">
      <style:text-properties officeooo:paragraph-rsid="001b4556"/>
    </style:style>
    <style:style style:name="P21" style:family="paragraph" style:parent-style-name="Text_20_body">
      <style:text-properties officeooo:rsid="001ca19d" officeooo:paragraph-rsid="001ca19d"/>
    </style:style>
    <style:style style:name="P22" style:family="paragraph" style:parent-style-name="Text_20_body">
      <style:text-properties officeooo:rsid="001f870b" officeooo:paragraph-rsid="001f870b"/>
    </style:style>
    <style:style style:name="P23" style:family="paragraph" style:parent-style-name="Text_20_body">
      <style:text-properties officeooo:rsid="001f870b" officeooo:paragraph-rsid="0032e598"/>
    </style:style>
    <style:style style:name="P24" style:family="paragraph" style:parent-style-name="Text_20_body">
      <style:text-properties fo:font-weight="normal" officeooo:rsid="00227415" officeooo:paragraph-rsid="00227415" style:font-weight-asian="normal" style:font-weight-complex="normal"/>
    </style:style>
    <style:style style:name="P25" style:family="paragraph" style:parent-style-name="Text_20_body">
      <style:text-properties officeooo:rsid="00234a62" officeooo:paragraph-rsid="004a56c7"/>
    </style:style>
    <style:style style:name="P26" style:family="paragraph" style:parent-style-name="Text_20_body">
      <style:text-properties officeooo:paragraph-rsid="00234a62"/>
    </style:style>
    <style:style style:name="P27" style:family="paragraph" style:parent-style-name="Text_20_body" style:list-style-name="L14">
      <style:text-properties officeooo:paragraph-rsid="00234a62"/>
    </style:style>
    <style:style style:name="P28" style:family="paragraph" style:parent-style-name="Text_20_body" style:list-style-name="L14">
      <style:text-properties officeooo:paragraph-rsid="002399c9"/>
    </style:style>
    <style:style style:name="P29" style:family="paragraph" style:parent-style-name="Text_20_body" style:list-style-name="L14">
      <style:text-properties officeooo:paragraph-rsid="002984e8"/>
    </style:style>
    <style:style style:name="P30" style:family="paragraph" style:parent-style-name="Text_20_body">
      <style:text-properties officeooo:rsid="002aafe6" officeooo:paragraph-rsid="002aafe6"/>
    </style:style>
    <style:style style:name="P31" style:family="paragraph" style:parent-style-name="Text_20_body">
      <style:text-properties officeooo:paragraph-rsid="002f871c"/>
    </style:style>
    <style:style style:name="P32" style:family="paragraph" style:parent-style-name="Text_20_body">
      <style:text-properties officeooo:rsid="00344685" officeooo:paragraph-rsid="004a56c7"/>
    </style:style>
    <style:style style:name="P33" style:family="paragraph" style:parent-style-name="Text_20_body" style:list-style-name="L15">
      <style:text-properties officeooo:paragraph-rsid="00344685"/>
    </style:style>
    <style:style style:name="P34" style:family="paragraph" style:parent-style-name="Text_20_body" style:list-style-name="L15">
      <style:text-properties officeooo:paragraph-rsid="004a7f70"/>
    </style:style>
    <style:style style:name="P35" style:family="paragraph" style:parent-style-name="Text_20_body">
      <style:text-properties officeooo:rsid="003cb19d" officeooo:paragraph-rsid="004871b1"/>
    </style:style>
    <style:style style:name="P36" style:family="paragraph" style:parent-style-name="Text_20_body">
      <style:text-properties officeooo:rsid="003fe1d5" officeooo:paragraph-rsid="003fe1d5"/>
    </style:style>
    <style:style style:name="P37" style:family="paragraph" style:parent-style-name="Text_20_body">
      <style:text-properties officeooo:paragraph-rsid="003fe1d5"/>
    </style:style>
    <style:style style:name="P38" style:family="paragraph" style:parent-style-name="Text_20_body" style:list-style-name="L8">
      <style:text-properties officeooo:rsid="00401924" officeooo:paragraph-rsid="00401924"/>
    </style:style>
    <style:style style:name="P39" style:family="paragraph" style:parent-style-name="Text_20_body">
      <style:text-properties officeooo:paragraph-rsid="00413cc0"/>
    </style:style>
    <style:style style:name="P40" style:family="paragraph" style:parent-style-name="Text_20_body">
      <style:text-properties officeooo:paragraph-rsid="00443f51"/>
    </style:style>
    <style:style style:name="P41" style:family="paragraph" style:parent-style-name="Text_20_body" style:list-style-name="L16">
      <style:text-properties officeooo:paragraph-rsid="00443f51"/>
    </style:style>
    <style:style style:name="P42" style:family="paragraph" style:parent-style-name="Text_20_body">
      <style:text-properties officeooo:paragraph-rsid="00486f29"/>
    </style:style>
    <style:style style:name="P43" style:family="paragraph" style:parent-style-name="Text_20_body">
      <style:text-properties officeooo:rsid="004c5fd7" officeooo:paragraph-rsid="004c5fd7"/>
    </style:style>
    <style:style style:name="P44" style:family="paragraph" style:parent-style-name="Text_20_body">
      <style:paragraph-properties fo:text-align="start" style:justify-single-word="false"/>
      <style:text-properties officeooo:paragraph-rsid="004de4b5"/>
    </style:style>
    <style:style style:name="P45" style:family="paragraph" style:parent-style-name="Text_20_body" style:list-style-name="L18">
      <style:paragraph-properties fo:text-align="start" style:justify-single-word="false"/>
      <style:text-properties officeooo:paragraph-rsid="004de4b5"/>
    </style:style>
    <style:style style:name="P46" style:family="paragraph" style:parent-style-name="Text_20_body" style:list-style-name="L18">
      <style:paragraph-properties fo:text-align="start" style:justify-single-word="false"/>
      <style:text-properties officeooo:paragraph-rsid="004f4bca"/>
    </style:style>
    <style:style style:name="P47" style:family="paragraph" style:parent-style-name="Text_20_body" style:list-style-name="L17">
      <style:text-properties officeooo:paragraph-rsid="004c5fd7"/>
    </style:style>
    <style:style style:name="P48" style:family="paragraph" style:parent-style-name="Text_20_body" style:list-style-name="L17">
      <style:text-properties officeooo:paragraph-rsid="00532e4f"/>
    </style:style>
    <style:style style:name="P49" style:family="paragraph" style:parent-style-name="Text_20_body">
      <style:text-properties officeooo:rsid="004f4bca" officeooo:paragraph-rsid="004f4bca"/>
    </style:style>
    <style:style style:name="P50" style:family="paragraph" style:parent-style-name="Text_20_body">
      <style:text-properties officeooo:paragraph-rsid="004f4bca"/>
    </style:style>
    <style:style style:name="P51" style:family="paragraph" style:parent-style-name="Text_20_body">
      <style:text-properties officeooo:paragraph-rsid="00532e4f"/>
    </style:style>
    <style:style style:name="P52" style:family="paragraph" style:parent-style-name="Text_20_body" style:list-style-name="L1">
      <style:paragraph-properties fo:margin-top="0cm" fo:margin-bottom="0cm" loext:contextual-spacing="false"/>
    </style:style>
    <style:style style:name="P53" style:family="paragraph" style:parent-style-name="Text_20_body" style:list-style-name="L1">
      <style:paragraph-properties fo:margin-top="0cm" fo:margin-bottom="0cm" loext:contextual-spacing="false"/>
      <style:text-properties officeooo:paragraph-rsid="000c6b4b"/>
    </style:style>
    <style:style style:name="P54" style:family="paragraph" style:parent-style-name="Text_20_body" style:list-style-name="L10">
      <style:paragraph-properties fo:margin-top="0cm" fo:margin-bottom="0cm" loext:contextual-spacing="false"/>
      <style:text-properties officeooo:paragraph-rsid="001b4556"/>
    </style:style>
    <style:style style:name="P55" style:family="paragraph" style:parent-style-name="Text_20_body" style:list-style-name="L11">
      <style:paragraph-properties fo:margin-top="0cm" fo:margin-bottom="0cm" loext:contextual-spacing="false"/>
      <style:text-properties officeooo:paragraph-rsid="001b4556"/>
    </style:style>
    <style:style style:name="P56" style:family="paragraph" style:parent-style-name="Text_20_body" style:list-style-name="L12">
      <style:paragraph-properties fo:margin-top="0cm" fo:margin-bottom="0cm" loext:contextual-spacing="false"/>
      <style:text-properties officeooo:paragraph-rsid="001c7c44"/>
    </style:style>
    <style:style style:name="P57" style:family="paragraph" style:parent-style-name="Text_20_body" style:list-style-name="L12">
      <style:paragraph-properties fo:margin-left="1cm" fo:margin-right="0cm" fo:text-indent="0cm" style:auto-text-indent="false"/>
      <style:text-properties officeooo:paragraph-rsid="001c7c44"/>
    </style:style>
    <style:style style:name="P58" style:family="paragraph" style:parent-style-name="Text_20_body" style:list-style-name="L12">
      <style:paragraph-properties fo:margin-left="2cm" fo:margin-right="0cm" fo:text-indent="0cm" style:auto-text-indent="false"/>
      <style:text-properties officeooo:paragraph-rsid="001c7c44"/>
    </style:style>
    <style:style style:name="P59" style:family="paragraph" style:parent-style-name="Text_20_body" style:list-style-name="L11">
      <style:paragraph-properties fo:margin-top="0cm" fo:margin-bottom="0.499cm" loext:contextual-spacing="false"/>
      <style:text-properties officeooo:paragraph-rsid="001b4556"/>
    </style:style>
    <style:style style:name="P6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61" style:family="paragraph" style:parent-style-name="Heading_20_2">
      <style:text-properties officeooo:rsid="00234a62" officeooo:paragraph-rsid="00234a62"/>
    </style:style>
    <style:style style:name="P62" style:family="paragraph" style:parent-style-name="Heading_20_2">
      <style:text-properties officeooo:rsid="0025f220" officeooo:paragraph-rsid="00279a19"/>
    </style:style>
    <style:style style:name="P63" style:family="paragraph" style:parent-style-name="Heading_20_2">
      <style:text-properties officeooo:rsid="0025f220" officeooo:paragraph-rsid="0037c4a4"/>
    </style:style>
    <style:style style:name="P64" style:family="paragraph" style:parent-style-name="Preformatted_20_Text" style:list-style-name="L6">
      <style:text-properties officeooo:paragraph-rsid="004c5fd7"/>
    </style:style>
    <style:style style:name="P65" style:family="paragraph" style:parent-style-name="Preformatted_20_Text" style:list-style-name="L6">
      <style:paragraph-properties fo:margin-top="0cm" fo:margin-bottom="0.499cm" loext:contextual-spacing="false"/>
      <style:text-properties officeooo:rsid="003cb19d" officeooo:paragraph-rsid="004c5fd7"/>
    </style:style>
    <style:style style:name="P66" style:family="paragraph" style:parent-style-name="Heading_20_1">
      <style:text-properties officeooo:rsid="001c7c44" officeooo:paragraph-rsid="001c7c44"/>
    </style:style>
    <style:style style:name="P67" style:family="paragraph" style:parent-style-name="Heading_20_1">
      <style:text-properties officeooo:paragraph-rsid="001f870b"/>
    </style:style>
    <style:style style:name="P68" style:family="paragraph" style:parent-style-name="Heading_20_1">
      <style:text-properties officeooo:rsid="001f870b" officeooo:paragraph-rsid="001f870b"/>
    </style:style>
    <style:style style:name="P69" style:family="paragraph" style:parent-style-name="Heading_20_1">
      <style:text-properties officeooo:rsid="0045c0f4" officeooo:paragraph-rsid="0045c0f4"/>
    </style:style>
    <style:style style:name="P70" style:family="paragraph" style:parent-style-name="Heading_20_1">
      <style:text-properties officeooo:rsid="004f4bca" officeooo:paragraph-rsid="004f4bca"/>
    </style:style>
    <style:style style:name="P71" style:family="paragraph" style:parent-style-name="Heading_20_1">
      <style:paragraph-properties fo:margin-top="0cm" fo:margin-bottom="0.499cm" loext:contextual-spacing="false"/>
      <style:text-properties officeooo:rsid="000d9e78" officeooo:paragraph-rsid="001b4556"/>
    </style:style>
    <style:style style:name="P72" style:family="paragraph" style:parent-style-name="Heading_20_3">
      <style:text-properties officeooo:rsid="004a56c7" officeooo:paragraph-rsid="004a56c7"/>
    </style:style>
    <style:style style:name="P73" style:family="paragraph" style:parent-style-name="List_20_Heading" style:list-style-name="L10">
      <style:text-properties officeooo:paragraph-rsid="001b4556"/>
    </style:style>
    <style:style style:name="P74" style:family="paragraph" style:parent-style-name="List_20_Heading" style:list-style-name="L11">
      <style:text-properties officeooo:paragraph-rsid="001b4556"/>
    </style:style>
    <style:style style:name="P75" style:family="paragraph" style:parent-style-name="List_20_Heading" style:list-style-name="L13"/>
    <style:style style:name="P76" style:family="paragraph" style:parent-style-name="List_20_Heading" style:list-style-name="L12">
      <style:paragraph-properties fo:margin-left="1cm" fo:margin-right="0cm" fo:text-indent="0cm" style:auto-text-indent="false"/>
      <style:text-properties officeooo:paragraph-rsid="001c7c44"/>
    </style:style>
    <style:style style:name="P77" style:family="paragraph" style:parent-style-name="List_20_Heading" style:list-style-name="L12">
      <style:paragraph-properties fo:margin-left="2cm" fo:margin-right="0cm" fo:text-indent="0cm" style:auto-text-indent="false"/>
      <style:text-properties officeooo:paragraph-rsid="001c7c44"/>
    </style:style>
    <style:style style:name="P78" style:family="paragraph" style:parent-style-name="List_20_Contents" style:list-style-name="L10">
      <style:text-properties officeooo:paragraph-rsid="001b4556"/>
    </style:style>
    <style:style style:name="P79" style:family="paragraph" style:parent-style-name="List_20_Contents" style:list-style-name="L11">
      <style:text-properties officeooo:paragraph-rsid="001b4556"/>
    </style:style>
    <style:style style:name="P80" style:family="paragraph" style:parent-style-name="List_20_Contents" style:list-style-name="L13"/>
    <style:style style:name="P81" style:family="paragraph" style:parent-style-name="List_20_Contents" style:list-style-name="L11">
      <style:paragraph-properties fo:margin-top="0cm" fo:margin-bottom="0.499cm" loext:contextual-spacing="false"/>
      <style:text-properties officeooo:paragraph-rsid="001b4556"/>
    </style:style>
    <style:style style:name="P82" style:family="paragraph" style:parent-style-name="List_20_Contents" style:list-style-name="L13">
      <style:paragraph-properties fo:margin-top="0cm" fo:margin-bottom="0.499cm" loext:contextual-spacing="false"/>
    </style:style>
    <style:style style:name="P83" style:family="paragraph" style:parent-style-name="List_20_Contents" style:list-style-name="L10">
      <style:paragraph-properties fo:margin-top="0cm" fo:margin-bottom="0.499cm" loext:contextual-spacing="false"/>
      <style:text-properties officeooo:rsid="000d9e78" officeooo:paragraph-rsid="001b4556"/>
    </style:style>
    <style:style style:name="P84" style:family="paragraph" style:parent-style-name="List_20_Contents" style:list-style-name="L12">
      <style:paragraph-properties fo:margin-left="2cm" fo:margin-right="0cm" fo:text-indent="0cm" style:auto-text-indent="false"/>
      <style:text-properties officeooo:paragraph-rsid="001c7c44"/>
    </style:style>
    <style:style style:name="P85" style:family="paragraph" style:parent-style-name="List_20_Contents" style:list-style-name="L12">
      <style:paragraph-properties fo:margin-left="3cm" fo:margin-right="0cm" fo:margin-top="0cm" fo:margin-bottom="0.499cm" loext:contextual-spacing="false" fo:text-indent="0cm" style:auto-text-indent="false"/>
      <style:text-properties officeooo:paragraph-rsid="001c7c44"/>
    </style:style>
    <style:style style:name="P86" style:family="paragraph" style:parent-style-name="List_20_Contents" style:list-style-name="L11">
      <style:paragraph-properties fo:margin-left="0cm" fo:margin-right="0cm" fo:text-indent="0cm" style:auto-text-indent="false"/>
      <style:text-properties officeooo:paragraph-rsid="001b4556"/>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44685" style:font-weight-asian="bold" style:font-weight-complex="bold"/>
    </style:style>
    <style:style style:name="T21" style:family="text">
      <style:text-properties fo:font-weight="bold" officeooo:rsid="004de4b5" style:font-weight-asian="bold" style:font-weight-complex="bold"/>
    </style:style>
    <style:style style:name="T22" style:family="text">
      <style:text-properties fo:font-weight="bold" officeooo:rsid="0046269d" style:font-weight-asian="bold" style:font-weight-complex="bold"/>
    </style:style>
    <style:style style:name="T23" style:family="text">
      <style:text-properties fo:font-weight="bold" officeooo:rsid="001b4556"/>
    </style:style>
    <style:style style:name="T24" style:family="text">
      <style:text-properties officeooo:rsid="0012b3c7"/>
    </style:style>
    <style:style style:name="T25" style:family="text">
      <style:text-properties officeooo:rsid="001438a4"/>
    </style:style>
    <style:style style:name="T26" style:family="text">
      <style:text-properties officeooo:rsid="00149e7c"/>
    </style:style>
    <style:style style:name="T27" style:family="text">
      <style:text-properties officeooo:rsid="0016ecc6"/>
    </style:style>
    <style:style style:name="T28" style:family="text">
      <style:text-properties officeooo:rsid="0019ca24"/>
    </style:style>
    <style:style style:name="T29" style:family="text">
      <style:text-properties officeooo:rsid="001abf7f"/>
    </style:style>
    <style:style style:name="T30" style:family="text">
      <style:text-properties officeooo:rsid="001b4556"/>
    </style:style>
    <style:style style:name="T31" style:family="text">
      <style:text-properties officeooo:rsid="001ca19d"/>
    </style:style>
    <style:style style:name="T32" style:family="text">
      <style:text-properties fo:font-size="12pt" fo:font-weight="normal" officeooo:rsid="000462f4" style:font-size-asian="12pt" style:font-weight-asian="normal" style:font-size-complex="12pt" style:font-weight-complex="normal"/>
    </style:style>
    <style:style style:name="T33" style:family="text">
      <style:text-properties officeooo:rsid="001edc13"/>
    </style:style>
    <style:style style:name="T34" style:family="text">
      <style:text-properties officeooo:rsid="001f870b"/>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eb876" style:font-style-asian="normal" style:font-weight-asian="normal" style:font-style-complex="normal" style:font-weight-complex="normal"/>
    </style:style>
    <style:style style:name="T39" style:family="text">
      <style:text-properties fo:font-style="normal" fo:font-weight="normal" officeooo:rsid="00486f29" style:font-style-asian="normal" style:font-weight-asian="normal" style:font-style-complex="normal" style:font-weight-complex="normal"/>
    </style:style>
    <style:style style:name="T40" style:family="text">
      <style:text-properties fo:font-style="normal" fo:font-weight="normal" officeooo:rsid="004871b1" style:font-style-asian="normal" style:font-weight-asian="normal" style:font-style-complex="normal" style:font-weight-complex="normal"/>
    </style:style>
    <style:style style:name="T41" style:family="text">
      <style:text-properties officeooo:rsid="00234a62"/>
    </style:style>
    <style:style style:name="T42" style:family="text">
      <style:text-properties officeooo:rsid="002399c9"/>
    </style:style>
    <style:style style:name="T43" style:family="text">
      <style:text-properties officeooo:rsid="00245e36"/>
    </style:style>
    <style:style style:name="T44" style:family="text">
      <style:text-properties officeooo:rsid="0025f220"/>
    </style:style>
    <style:style style:name="T45" style:family="text">
      <style:text-properties officeooo:rsid="002a90c6"/>
    </style:style>
    <style:style style:name="T46" style:family="text">
      <style:text-properties officeooo:rsid="002bad3f"/>
    </style:style>
    <style:style style:name="T47" style:family="text">
      <style:text-properties officeooo:rsid="002fd5fd"/>
    </style:style>
    <style:style style:name="T48" style:family="text">
      <style:text-properties officeooo:rsid="0032e598"/>
    </style:style>
    <style:style style:name="T49" style:family="text">
      <style:text-properties officeooo:rsid="00344685"/>
    </style:style>
    <style:style style:name="T50" style:family="text">
      <style:text-properties style:font-name="Liberation Serif"/>
    </style:style>
    <style:style style:name="T51" style:family="text">
      <style:text-properties style:font-name="Liberation Serif" officeooo:rsid="00234a62"/>
    </style:style>
    <style:style style:name="T52" style:family="text">
      <style:text-properties style:font-name="Liberation Serif" officeooo:rsid="0005f3ff"/>
    </style:style>
    <style:style style:name="T53" style:family="text">
      <style:text-properties style:font-name="Liberation Serif" fo:font-style="italic" fo:font-weight="bold" officeooo:rsid="0005f3ff" style:font-style-asian="italic" style:font-weight-asian="bold" style:font-style-complex="italic" style:font-weight-complex="bold"/>
    </style:style>
    <style:style style:name="T54" style:family="text">
      <style:text-properties style:font-name="Liberation Serif" officeooo:rsid="0037c4a4"/>
    </style:style>
    <style:style style:name="T55" style:family="text">
      <style:text-properties officeooo:rsid="0037c4a4"/>
    </style:style>
    <style:style style:name="T56" style:family="text">
      <style:text-properties fo:color="#2a00ff" style:font-name="Monaco" fo:font-size="11pt" fo:font-weight="bold" fo:background-color="#e8f2fe" loext:char-shading-value="0" style:font-size-asian="11pt" style:font-weight-asian="bold" style:font-weight-complex="bold"/>
    </style:style>
    <style:style style:name="T57" style:family="text">
      <style:text-properties officeooo:rsid="003ada06"/>
    </style:style>
    <style:style style:name="T58" style:family="text">
      <style:text-properties officeooo:rsid="003fe1d5"/>
    </style:style>
    <style:style style:name="T59" style:family="text">
      <style:text-properties officeooo:rsid="00413cc0"/>
    </style:style>
    <style:style style:name="T60" style:family="text">
      <style:text-properties officeooo:rsid="0045c0f4"/>
    </style:style>
    <style:style style:name="T61" style:family="text">
      <style:text-properties officeooo:rsid="0046269d"/>
    </style:style>
    <style:style style:name="T62" style:family="text">
      <style:text-properties style:text-position="super 58%" officeooo:rsid="0045c0f4"/>
    </style:style>
    <style:style style:name="T63" style:family="text">
      <style:text-properties officeooo:rsid="00486f29"/>
    </style:style>
    <style:style style:name="T64" style:family="text">
      <style:text-properties officeooo:rsid="004a56c7"/>
    </style:style>
    <style:style style:name="T65" style:family="text">
      <style:text-properties officeooo:rsid="004c5fd7"/>
    </style:style>
    <style:style style:name="T66" style:family="text">
      <style:text-properties officeooo:rsid="004ddddb"/>
    </style:style>
    <style:style style:name="T67" style:family="text">
      <style:text-properties officeooo:rsid="004de4b5"/>
    </style:style>
    <style:style style:name="T68" style:family="text">
      <style:text-properties officeooo:rsid="004f4bca"/>
    </style:style>
    <style:style style:name="T69" style:family="text">
      <style:text-properties officeooo:rsid="004fb4cf"/>
    </style:style>
    <style:style style:name="T70" style:family="text">
      <style:text-properties officeooo:rsid="00509e12"/>
    </style:style>
    <style:style style:name="T71" style:family="text">
      <style:text-properties officeooo:rsid="00552693"/>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8">OpenAS2 Server Application</text:span></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9"><text:a xlink:type="simple" xlink:href="#__RefHeading__312_428440488" text:style-name="Index_20_Link" text:visited-style-name="Index_20_Link">1. Introduction<text:tab/>1</text:a></text:p>
          <text:p text:style-name="P89"><text:a xlink:type="simple" xlink:href="#__RefHeading__1404_428440488" text:style-name="Index_20_Link" text:visited-style-name="Index_20_Link">2. Glossary<text:tab/>1</text:a></text:p>
          <text:p text:style-name="P89"><text:a xlink:type="simple" xlink:href="#__RefHeading__314_428440488" text:style-name="Index_20_Link" text:visited-style-name="Index_20_Link">3. Installing OpenAS2<text:tab/>1</text:a></text:p>
          <text:p text:style-name="P89"><text:a xlink:type="simple" xlink:href="#__RefHeading__836_428440488" text:style-name="Index_20_Link" text:visited-style-name="Index_20_Link">4. Configuration<text:tab/>2</text:a></text:p>
          <text:p text:style-name="P88"><text:a xlink:type="simple" xlink:href="#__RefHeading__849_428440488" text:style-name="Index_20_Link" text:visited-style-name="Index_20_Link">4.1. Application Configuration<text:tab/>2</text:a></text:p>
          <text:p text:style-name="P88"><text:a xlink:type="simple" xlink:href="#__RefHeading__851_428440488" text:style-name="Index_20_Link" text:visited-style-name="Index_20_Link">4.2. Partner Configuration<text:tab/>3</text:a></text:p>
          <text:p text:style-name="P87"><text:a xlink:type="simple" xlink:href="#__RefHeading__1406_428440488" text:style-name="Index_20_Link" text:visited-style-name="Index_20_Link">4.2.1. Partner Definition<text:tab/>3</text:a></text:p>
          <text:p text:style-name="P87"><text:a xlink:type="simple" xlink:href="#__RefHeading__1408_428440488" text:style-name="Index_20_Link" text:visited-style-name="Index_20_Link">4.2.2. Partnership Definition<text:tab/>4</text:a></text:p>
          <text:p text:style-name="P88"><text:a xlink:type="simple" xlink:href="#__RefHeading__857_428440488" text:style-name="Index_20_Link" text:visited-style-name="Index_20_Link">4.3. Certificate Configuration<text:tab/>5</text:a></text:p>
          <text:p text:style-name="P88"><text:a xlink:type="simple" xlink:href="#__RefHeading__868_428440488" text:style-name="Index_20_Link" text:visited-style-name="Index_20_Link">4.4. Logging Configuration<text:tab/>5</text:a></text:p>
          <text:p text:style-name="P89"><text:a xlink:type="simple" xlink:href="#__RefHeading__853_428440488" text:style-name="Index_20_Link" text:visited-style-name="Index_20_Link">5. Running OpenAS2<text:tab/>5</text:a></text:p>
          <text:p text:style-name="P89"><text:a xlink:type="simple" xlink:href="#__RefHeading__1410_428440488" text:style-name="Index_20_Link" text:visited-style-name="Index_20_Link">6. Testing OpenAS2 Transfers<text:tab/>5</text:a></text:p>
          <text:p text:style-name="P89"><text:a xlink:type="simple" xlink:href="#__RefHeading__855_428440488" text:style-name="Index_20_Link" text:visited-style-name="Index_20_Link">7. Remote Control<text:tab/>6</text:a></text:p>
          <text:p text:style-name="P89"><text:a xlink:type="simple" xlink:href="#__RefHeading__838_428440488" text:style-name="Index_20_Link" text:visited-style-name="Index_20_Link">8. Dynamic Variables<text:tab/>6</text:a></text:p>
          <text:p text:style-name="P89"><text:a xlink:type="simple" xlink:href="#__RefHeading__842_428440488" text:style-name="Index_20_Link" text:visited-style-name="Index_20_Link">9. Appendix: config.xml file structure<text:tab/>7</text:a></text:p>
          <text:p text:style-name="P89"><text:a xlink:type="simple" xlink:href="#__RefHeading__844_428440488" text:style-name="Index_20_Link" text:visited-style-name="Index_20_Link">10. Appendix: partnership.xml file structure<text:tab/>13</text:a></text:p>
          <text:p text:style-name="P89"><text:a xlink:type="simple" xlink:href="#__RefHeading__846_428440488" text:style-name="Index_20_Link" text:visited-style-name="Index_20_Link">11. Appendix: command.xml file structure<text:tab/>15</text:a></text:p>
        </text:index-body>
      </text:table-of-content>
      <text:p text:style-name="P36"/>
      <text:h text:style-name="Heading_20_1" text:outline-level="1"><text:bookmark-start text:name="__RefHeading__312_428440488"/><text:bookmark text:name="N1005D"/>Introduction<text:bookmark-end text:name="__RefHeading__312_428440488"/></text:h>
      <text:p text:style-name="Text_20_body"><text:span text:style-name="T45">The </text:span>OpenAS2 <text:span text:style-name="T45">application </text:span>enables you to transmit and receive AS2 messages with EDI-X12, EDIFACT, XML, or binary payloads between trading partners. <text:span text:style-name="T33">This document describes</text:span> how to install, configure, and use OpenAS2. <text:span text:style-name="T42">In this document a partner can be either your own company or a company you will be exchanging data with using AS2.</text:span></text:p>
      <text:p text:style-name="P30">The examples in this document are based on Unix type OS but in general the only signifcant difference is that it may be necessary to use \ instead of / for folder name separators on Windows based machines but because the application is Java it should work fine leaving the / for the most part <text:span text:style-name="T46">as it will do the conversion if necessary</text:span>.</text:p>
      <text:h text:style-name="P70" text:outline-level="1"><text:bookmark-start text:name="__RefHeading__1404_428440488"/>Glossary<text:bookmark-end text:name="__RefHeading__1404_428440488"/></text:h>
      <text:p text:style-name="P49">EDI – El<text:span text:style-name="T69">e</text:span>ctronic Data Interchange</text:p>
      <text:p text:style-name="P50"><text:span text:style-name="T68">MDN - </text:span>Message Disposition Notification</text:p>
      <text:h text:style-name="Heading_20_1" text:outline-level="1"><text:bookmark-start text:name="__RefHeading__314_428440488"/><text:bookmark text:name="N1006B"/>Installing OpenAS2<text:bookmark-end text:name="__RefHeading__314_428440488"/></text:h>
      <text:p text:style-name="P9">To be able to run the <text:span text:style-name="T6">OpenAS2</text:span>, you will need:</text:p>
      <text:list xml:id="list1387791689043244435" text:style-name="L7">
        <text:list-item>
          <text:p text:style-name="P10">Java™ installed <text:span text:style-name="T6">on the machine you intend to run the OpenAS2 server on </text:span>– th<text:span text:style-name="T6">is document</text:span> <text:s/>uses Java 1.6.</text:p>
        </text:list-item>
        <text:list-item>
          <text:p text:style-name="P11"><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10">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Text_20_body"><text:bookmark-start text:name="__RefHeading__832_428440488"/><text:span text:style-name="T32">The following steps will provide an installed app on a target machine:</text:span><text:bookmark-end text:name="__RefHeading__832_428440488"/></text:p>
      <text:list xml:id="list159226257389788844" text:style-name="L1">
        <text:list-item>
          <text:p text:style-name="P53">Unzip the downloaded OpenAS2 package into a suitable location, which we will call <text:span text:style-name="Source_20_Text">&lt;install_dir&gt;</text:span>. </text:p>
          <text:p text:style-name="P53"><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2">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p text:style-name="P8"><text:span text:style-name="Strong_20_Emphasis"><text:span text:style-name="T1"/></text:span></text:p>
        </text:list-item>
      </text:list>
      <text:h text:style-name="Heading_20_1" text:outline-level="1"><text:bookmark-start text:name="__RefHeading__836_428440488"/>Configur<text:span text:style-name="T7">ation</text:span><text:bookmark-end text:name="__RefHeading__836_428440488"/></text:h>
      <text:p text:style-name="P26">This section explains the details of the configuration files and how they link together.</text:p>
      <text:p text:style-name="P26"><text:span text:style-name="T41">The OpenAS2 server uses</text:span> four files <text:span text:style-name="T41">to configure and execute:</text:span></text:p>
      <text:list xml:id="list6768431775925835936" text:style-name="L14">
        <text:list-item>
          <text:p text:style-name="P27"><text:span text:style-name="Source_20_Text"><text:span text:style-name="T50">config.xml – </text:span></text:span><text:span text:style-name="Source_20_Text"><text:span text:style-name="T51">configures the application</text:span></text:span></text:p>
        </text:list-item>
        <text:list-item>
          <text:p text:style-name="P28"><text:span text:style-name="Source_20_Text"><text:span text:style-name="T50">partnerships.xml – </text:span></text:span><text:span text:style-name="Source_20_Text"><text:span text:style-name="T51">configures the partners</text:span></text:span></text:p>
        </text:list-item>
        <text:list-item>
          <text:p text:style-name="P29"><text:span text:style-name="Source_20_Text"><text:span text:style-name="T51">as2_certs.p12 – stores the PKCS12 certificates for all partners</text:span></text:span></text:p>
        </text:list-item>
        <text:list-item>
          <text:p text:style-name="P29"><text:span text:style-name="Source_20_Text"><text:span text:style-name="T50">commands.xml – </text:span></text:span><text:span text:style-name="Source_20_Text"><text:span text:style-name="T51">stores the commands that the application will support. </text:span></text:span><text:span text:style-name="Source_20_Text"><text:span text:style-name="T54">This file should not be modified</text:span></text:span></text:p>
        </text:list-item>
      </text:list>
      <text:p text:style-name="P31"><text:span text:style-name="Source_20_Text"><text:span text:style-name="T52">The folder containing the config.xml file defines the </text:span></text:span><text:span text:style-name="Source_20_Text"><text:span text:style-name="T53">home</text:span></text:span><text:span text:style-name="Source_20_Text"><text:span text:style-name="T52"> configuration parameter that can be used to reference other files on the file system relative to a known base folder in the app. This is done by encapsulating </text:span></text:span><text:span text:style-name="Source_20_Text"><text:span text:style-name="T53">home</text:span></text:span><text:span text:style-name="Source_20_Text"><text:span text:style-name="T52"> in percentage signs (</text:span></text:span><text:span text:style-name="Source_20_Text"><text:span text:style-name="T53">%home%</text:span></text:span><text:span text:style-name="Source_20_Text"><text:span text:style-name="T52">). All files can be referenced relative to this parameter and it is how the default config.xml file defines the location of other configuration and data file locations used by the OpenAS2 application.</text:span></text:span></text:p>
      <text:h text:style-name="P61" text:outline-level="2"><text:bookmark-start text:name="__RefHeading__849_428440488"/>Application Configuration<text:bookmark-end text:name="__RefHeading__849_428440488"/></text:h>
      <text:p text:style-name="P12"><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13"><text:span text:style-name="T59">Some of the key configuration settings in the config.xml file are:</text:span></text:p>
      <text:list xml:id="list5100797320759317822" text:style-name="L8">
        <text:list-item>
          <text:p text:style-name="P14"><text:span text:style-name="T24">define the modules to be activated in the OpenAS2 application</text:span></text:p>
        </text:list-item>
        <text:list-item>
          <text:p text:style-name="P15"><text:soft-page-break/><text:span text:style-name="T24">override module default classes in the AS2 code base</text:span></text:p>
        </text:list-item>
        <text:list-item>
          <text:p text:style-name="P15"><text:span text:style-name="T25">enhance or change behaviour of modules and the inputs and outputs of the modules.</text:span></text:p>
        </text:list-item>
        <text:list-item>
          <text:p text:style-name="P16"><text:span text:style-name="T26">d</text:span>efine the location of the certificates keystore</text:p>
        </text:list-item>
        <text:list-item>
          <text:p text:style-name="P16"><text:span text:style-name="T26">d</text:span>efine the location of the partnerships configuration file</text:p>
        </text:list-item>
        <text:list-item>
          <text:p text:style-name="P38">specify the listening ports</text:p>
        </text:list-item>
      </text:list>
      <text:p text:style-name="P21">See appendices for <text:span text:style-name="T70">a detailed </text:span>definition of the config.xml file structure.</text:p>
      <text:p text:style-name="P40"><text:span text:style-name="T59">There are 2 listening ports for inbound connections (see partnerships.xml config for outbound connections) used for:</text:span></text:p>
      <text:list xml:id="list6104916873872715374" text:style-name="L16">
        <text:list-item>
          <text:p text:style-name="P41"><text:span text:style-name="T59">receiving messages and synchronous MDN's – default port number 10080</text:span></text:p>
        </text:list-item>
        <text:list-item>
          <text:p text:style-name="P41"><text:span text:style-name="T59">receiving asynchronous MDN's - default port number 10081 </text:span></text:p>
        </text:list-item>
      </text:list>
      <text:p text:style-name="P40"><text:span text:style-name="T59">The port numbers are arbitrary and defaulted to a number above 1024 that does not require root access to listen on (normally on Unix type systems any port below 1024 requires root access). </text:span>The port values <text:span text:style-name="T60">are important to the partner you will be communicating with if they will be sending AS2 messages to your system</text:span>. <text:span text:style-name="T63">For outbound only systems, it is only necessary to have a listener for asynchronous MDN's if using that mechanism for MDN's.</text:span></text:p>
      <text:p text:style-name="P39"><text:span text:style-name="T7">Each module has a number of attributes that can be configured on the module element to control and change how the module behaves. </text:span></text:p>
      <text:h text:style-name="Heading_20_2" text:outline-level="2"><text:bookmark-start text:name="__RefHeading__851_428440488"/>Partner Configuration<text:bookmark-end text:name="__RefHeading__851_428440488"/></text:h>
      <text:p text:style-name="P25">The file named partnerships.xml configures all the information relating to the partners you will be exchanging data with. <text:span text:style-name="T64">See the appendix for information on the structure of this file.</text:span></text:p>
      <text:p text:style-name="P7"><text:span text:style-name="T64">It is important to keep in mind that the word </text:span><text:span text:style-name="T17">partner</text:span><text:span text:style-name="T64"> refers to any entity specified as a recipient or sender of AS2 messages and includes your own company that you might be configuring the application for.</text:span></text:p>
      <text:p text:style-name="P32"/>
      <text:p text:style-name="P32">Each partner will require the following entries in the file:</text:p>
      <text:list xml:id="list7320225163987461272" text:style-name="L15">
        <text:list-item>
          <text:p text:style-name="P33"><text:span text:style-name="T49">a </text:span><text:span text:style-name="T20">&lt;partner&gt;</text:span><text:span text:style-name="T49"> element – key information defining the partner</text:span></text:p>
        </text:list-item>
        <text:list-item>
          <text:p text:style-name="P34"><text:span text:style-name="T49">a </text:span><text:span text:style-name="T20">&lt;partnership&gt;</text:span><text:span text:style-name="T49"> element <text:s/>- key information for defining a partnership between 2 partners<text:line-break/>Separate </text:span><text:span text:style-name="T20">&lt;partnership&gt;</text:span><text:span text:style-name="T49"> elements are required for inbound and outbound data for a specific partner pairing. <text:line-break/>NOTE:It is not necessary to have 2 elements if data transfer is unidirectional. </text:span></text:p>
        </text:list-item>
      </text:list>
      <text:h text:style-name="P72" text:outline-level="3"><text:bookmark-start text:name="__RefHeading__1406_428440488"/>Partner Definition<text:bookmark-end text:name="__RefHeading__1406_428440488"/></text:h>
      <text:p text:style-name="P43">The <text:span text:style-name="T20">&lt;partner&gt;</text:span><text:span text:style-name="T49"> element </text:span>requires 3 attributes to enable AS2 partner identification:</text:p>
      <text:list xml:id="list7669416204330403760" text:style-name="L17">
        <text:list-item>
          <text:p text:style-name="P47"><text:span text:style-name="T65">partner name – this is the key to connect partnerships to a partner definition </text:span></text:p>
        </text:list-item>
        <text:list-item>
          <text:p text:style-name="P48"><text:span text:style-name="T65">AS2 identifier – this is the key for identifying the target/source partner and is included in AS2 message headers to allow the receiving partner to identify the source of the message </text:span><text:soft-page-break/><text:span text:style-name="T65">and verify the target partner for the AS2 message. It is also used by the general directory polling module to look up the partner names and hence the partnership definition where the as2_id of the sender and receiver are part of the transferred file name.</text:span></text:p>
        </text:list-item>
        <text:list-item>
          <text:p text:style-name="P47"><text:span text:style-name="T65">X.509 certificate alias – identifies the alis of the certificates for this partner in the keystore. The encryption and decryption of messages requires the partners public or private key as appropriate</text:span></text:p>
        </text:list-item>
      </text:list>
      <text:h text:style-name="P72" text:outline-level="3"><text:bookmark-start text:name="__RefHeading__1408_428440488"/>Partnership Definition<text:bookmark-end text:name="__RefHeading__1408_428440488"/></text:h>
      <text:p text:style-name="P44"><text:span text:style-name="T67">The &lt;partnership&gt; element identifies a </text:span><text:span text:style-name="T21">specific direction</text:span><text:span text:style-name="T67"> of AS2 message transfer </text:span><text:span text:style-name="T21">from</text:span><text:span text:style-name="T67"> one partner </text:span><text:span text:style-name="T21">to</text:span><text:span text:style-name="T6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4"><text:span text:style-name="T67">The &lt;partnership&gt; element encapsulates a number of child elements that are necessary to properly configure a partnership:</text:span></text:p>
      <text:list xml:id="list4468242257534829237" text:style-name="L18">
        <text:list-item>
          <text:p text:style-name="P45"><text:span text:style-name="T67">&lt;sender name=”</text:span><text:span text:style-name="T12">xxx</text:span><text:span text:style-name="T67">”&gt; - identifies the sending partner definition such that </text:span><text:span text:style-name="T12">xxx</text:span><text:span text:style-name="T67"> must match the “name” attribute of a &lt;partner&gt; element</text:span></text:p>
        </text:list-item>
        <text:list-item>
          <text:p text:style-name="P45"><text:span text:style-name="T67">&lt;receiver name=”</text:span><text:span text:style-name="T12">yyy</text:span><text:span text:style-name="T67">”&gt; - identifies the receiving partner definition such that </text:span><text:span text:style-name="T12">yyy</text:span><text:span text:style-name="T67"> must match the “name” attribute of a &lt;partner&gt; element</text:span></text:p>
        </text:list-item>
        <text:list-item>
          <text:p text:style-name="P45"><text:span text:style-name="T68">&lt;as2_url&gt; - a fully qualifie</text:span>d <text:span text:style-name="T68">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46"><text:span text:style-name="T68">&lt;as2_mdn_to&gt; - a fully qualifie</text:span>d <text:span text:style-name="T68">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list xml:id="list3235155741273143515" text:style-name="L6">
        <text:list-header>
          <text:p text:style-name="P64">&lt;partnership name="myPartner-myCompany"&gt;</text:p>
          <text:p text:style-name="P64">&lt;sender name="myPartner"/&gt;</text:p>
          <text:p text:style-name="P64">&lt;receiver name="myCompany"/&gt;</text:p>
          <text:p text:style-name="P64">&lt;attribute name="protocol" value="as2"/&gt;</text:p>
          <text:p text:style-name="P64">&lt;attribute name="subject" value="From myPartner to myCompany"/&gt;</text:p>
          <text:p text:style-name="P64">&lt;attribute name="as2_url" value="http://localhost:<text:span text:style-name="Strong_20_Emphasis">10080</text:span>"/&gt; </text:p>
          <text:p text:style-name="P64"><text:s text:c="4"/>&lt;!-- This value is from the config.xml file --&gt;</text:p>
          <text:p text:style-name="P64">&lt;attribute name="as2_mdn_to" value="http://localhost:<text:span text:style-name="Strong_20_Emphasis">10081</text:span>"/&gt; </text:p>
          <text:p text:style-name="P64"><text:s text:c="4"/>&lt;!-- This value is from the config.xml file --&gt;</text:p>
          <text:p text:style-name="P64">&lt;attribute name="as2_mdn_options" value="signed-receipt-protocol=optional, </text:p>
          <text:p text:style-name="P64"><text:s text:c="4"/>pkcs7-signature; signed-receipt-micalg=optional, sha1"/&gt;</text:p>
          <text:p text:style-name="P64">&lt;attribute name="encrypt" value="3des"/&gt;</text:p>
          <text:p text:style-name="P64">&lt;attribute name="sign" value="sha1"/&gt;</text:p>
          <text:p text:style-name="P65">&lt;/partnership&gt;</text:p>
        </text:list-header>
      </text:list>
      <text:p text:style-name="P35">The default content transfer encoding uses “8bit” <text:span text:style-name="T63">if not explicitly overwritten in the configuration</text:span>. Many AS2 implementations use “binary” and this can be changed using the “<text:span text:style-name="Citation"><text:span text:style-name="T18">content_t</text:span></text:span><text:span text:style-name="Citation"><text:span text:style-name="T23">ransfer</text:span></text:span><text:span text:style-name="Citation"><text:span text:style-name="T18">_encoding” </text:span></text:span><text:span text:style-name="Citation"><text:span text:style-name="T37">attribute in the </text:span></text:span><text:span text:style-name="Citation"><text:span text:style-name="T39">partnership</text:span></text:span><text:span text:style-name="Citation"><text:span text:style-name="T37">.xml file. </text:span></text:span><text:span text:style-name="Citation"><text:span text:style-name="T38">If you experience issues with failing to verify a partners AS2 inbound message because the message contains CR/LF data in it then you should switch to using “binary” for the transfer encoding. </text:span></text:span><text:span text:style-name="Citation"><text:span text:style-name="T40">The sample partnership file sets </text:span></text:span><text:soft-page-break/><text:span text:style-name="Citation"><text:span text:style-name="T40">the transfer encoding to “binary” for both partners.</text:span></text:span></text:p>
      <text:h text:style-name="P62" text:outline-level="2"><text:bookmark-start text:name="__RefHeading__857_428440488"/>Certificate Configuration<text:bookmark-end text:name="__RefHeading__857_428440488"/></text:h>
      <text:p text:style-name="P3"><text:span text:style-name="T44">The certificate store used by default is a PKCS12 key store and stores all X.509 certificates.</text:span></text:p>
      <text:p text:style-name="P3"><text:span text:style-name="T44">The key store must contain the private key of your own X.509 certificate and the public key for each of your trading partners X.509 certificates.</text:span></text:p>
      <text:p text:style-name="P4">The certificates must be stored with the matching alias as specified in the partner definition of each partner in the partnership.xml file. </text:p>
      <text:p text:style-name="P3"/>
      <text:p text:style-name="P3">There is a shell file to help generating certificates: <text:span text:style-name="T19">bin/gen_p12_key_par.sh</text:span></text:p>
      <text:p text:style-name="P2">An excellent <text:span text:style-name="T10">open source visual </text:span>keystore manager <text:span text:style-name="T47">that will run on any OS </text:span>can be found here: <text:a xlink:type="simple" xlink:href="http://portecle.sourceforge.net/" text:style-name="Internet_20_link" text:visited-style-name="Visited_20_Internet_20_Link">http://portecle.sourceforge.net/</text:a></text:p>
      <text:h text:style-name="P63" text:outline-level="2"><text:bookmark-start text:name="__RefHeading__868_428440488"/><text:span text:style-name="T55">Logging</text:span> Configuration<text:bookmark-end text:name="__RefHeading__868_428440488"/></text:h>
      <text:p text:style-name="P6"><text:span text:style-name="T55">The logging system supports the use of either or both the </text:span><text:span text:style-name="T16">commons-logging.properties</text:span><text:span text:style-name="T55"> file or a file named </text:span><text:span text:style-name="T16">openas2log.properties</text:span><text:span text:style-name="T55"> to control the logging level. Properties in openas2log.properties will override commons-logging.properties entries. There is a commons-logging.properties file in the </text:span><text:span text:style-name="T16">bin</text:span><text:span text:style-name="T55"> directory which is part of the classpath specified in the script file described in the section on running the application.</text:span></text:p>
      <text:p text:style-name="P6"/>
      <text:p text:style-name="P6"><text:span text:style-name="T55">The properties in the </text:span><text:span text:style-name="T16">openas2log.properties</text:span><text:span text:style-name="T55"> file should be prefixed by “</text:span><text:span text:style-name="T56">org.openas2.logging.</text:span><text:span text:style-name="T55">”</text:span></text:p>
      <text:p text:style-name="P5">The following are the logging levels supported by the application in order of lowest(finest) to highest:</text:p>
      <text:p text:style-name="P5">"TRACE", "DEBUG", "INFO", "WARN", "ERROR", "FATAL"</text:p>
      <text:p text:style-name="P5">The logging levels are turned off by <text:span text:style-name="T63">specifying</text:span> the level you want on and all other levels higher than that level will also be turned on.</text:p>
      <text:p text:style-name="P5">The default level is INFO and therefore WARN, ERROR and FATAL are also turned on by default.</text:p>
      <text:p text:style-name="P5">By adding a property level=DEBUG in the common-logging.properties file will result in DEBUG logging being enabled along with INFO, WARN, ERROR and FATAL</text:p>
      <text:p text:style-name="P5">The same can be achieved by adding org.openas2.logging.openas2log.level=DEBUG in the openas2log.properties file.</text:p>
      <text:h text:style-name="P68" text:outline-level="1"><text:bookmark-start text:name="__RefHeading__853_428440488"/>Running OpenAS2<text:bookmark-end text:name="__RefHeading__853_428440488"/></text:h>
      <text:p text:style-name="P22">There are <text:span text:style-name="T71">2 </text:span>executable script files in the bin folder of the AS2 application. 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3">Simply execute the script file and an AS2 server will start up. <text:s/><text:span text:style-name="T48">There will be some logging as the application starts and it will then provide a command prompt (you may need to press the ENTER key to see it due to logging events.</text:span></text:p>
      <text:p text:style-name="P23"><text:span text:style-name="T48">You can enter commands after startup by typing in the console window.</text:span></text:p>
      <text:h text:style-name="P69" text:outline-level="1"><text:bookmark-start text:name="__RefHeading__1410_428440488"/>Testing OpenAS2 Transfers<text:bookmark-end text:name="__RefHeading__1410_428440488"/></text:h>
      <text:p text:style-name="P51"><text:span text:style-name="T61">The default configuration of the OpenAS2 configuration is set up for two partners named </text:span><text:soft-page-break/><text:span text:style-name="T61">“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2">outboxdir</text:span><text:span text:style-name="T61">” attribute to send <text:s/>the file to the desired partner.</text:span></text:p>
      <text:p text:style-name="P42"/>
      <text:p text:style-name="P42"><text:span text:style-name="T63">If you wish to run 2 OpenAS2 servers on the same machine then the ports on the 2</text:span><text:span text:style-name="T62">nd</text:span><text:span text:style-name="T60"> instance of OpenAS2 as configured in the config.xml must be different to those configured on the first instance (see </text:span><text:span text:style-name="T60"><text:bookmark-ref text:reference-format="text" text:ref-name="__RefHeading__849_428440488">Application Configuration</text:bookmark-ref></text:span><text:span text:style-name="T60"> above). The entry in the partnerships.xml file for the 2</text:span><text:span text:style-name="T62">nd</text:span><text:span text:style-name="T60"> instance for the as2_mdn_to and as2_mdn_to <text:s/>must match the values configured in the 1</text:span><text:span text:style-name="T62">st</text:span><text:span text:style-name="T60"> instances config.xml for </text:span></text:p>
      <text:h text:style-name="Heading_20_1" text:outline-level="1"><text:bookmark-start text:name="__RefHeading__855_428440488"/><text:span text:style-name="T34">Remote Control</text:span><text:bookmark-end text:name="__RefHeading__855_428440488"/></text:h>
      <text:p text:style-name="P2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19">&lt;commandProcessor&gt;</text:span> element with classname value <text:span text:style-name="T19">org.openas2.cmd.processor.SocketCommandProcessor</text:span> <text:s/></text:p>
      <text:p text:style-name="P22">You can set the port that the command processor listens on using the <text:span text:style-name="T19">portId</text:span> parameter. <text:s/></text:p>
      <text:p text:style-name="P22"><text:s text:c="8"/><text:span text:style-name="T36">&lt;commandProcessor classname="org.openas2.cmd.processor.SocketCommandProcessor" <text:s/>portId="14321" <text:s/>userid="userID" password="pWd"/&gt;</text:span></text:p>
      <text:p text:style-name="P22"><text:span text:style-name="T36"/></text:p>
      <text:p text:style-name="P24"><text:span text:style-name="T35">The remote control application will need to connect to the specified port with the specified user ID and password.</text:span></text:p>
      <text:h text:style-name="P67" text:outline-level="1"><text:bookmark text:name="variables"/><text:bookmark-start text:name="__RefHeading__838_428440488"/><text:span text:style-name="T57">Dynamic Variables</text:span><text:bookmark-end text:name="__RefHeading__838_428440488"/></text:h>
      <text:p text:style-name="Text_20_body"><text:span text:style-name="T31">Variables can be used in configuration files for real time replacement of strings. Some variables are specific to certain processor modules. The</text:span> variables used in the configuration files <text:span text:style-name="T31">are as follows:</text:span> </text:p>
      <text:list xml:id="list6861570219852094577" text:style-name="L13">
        <text:list-header>
          <text:p text:style-name="P75"><text:span text:style-name="T14">$date.xxx$</text:span> ::: for date parameters </text:p>
          <text:p text:style-name="P82">where xxx is any valid character formatting string defined in java.text.SimpleDateFormat <text:line-break/>for example:<text:span text:style-name="Citation"> $date.YYYY$ </text:span>gets the four digit year </text:p>
          <text:p text:style-name="P75"><text:span text:style-name="T14">$msg.xxx.</text:span><text:span text:style-name="T15">yyy</text:span><text:span text:style-name="T14">$</text:span>, from the incoming message, used by MessageFileModule </text:p>
          <text:p text:style-name="P80">where xxx can be any of the following values to get </text:p>
          <text:list>
            <text:list-item>
              <text:p text:style-name="P80">sender </text:p>
            </text:list-item>
            <text:list-item>
              <text:p text:style-name="P80">receiver </text:p>
            </text:list-item>
            <text:list-item>
              <text:p text:style-name="P80">attributes </text:p>
            </text:list-item>
            <text:list-item>
              <text:p text:style-name="P80">headers </text:p>
            </text:list-item>
          </text:list>
          <text:p text:style-name="P82"><text:soft-page-break/><text:line-break/>for example:<text:span text:style-name="Citation"> $msg.sender$ </text:span>gets the sender id on the message </text:p>
          <text:p text:style-name="P75"><text:span text:style-name="T14">$mdn.xxx$</text:span> for message mdn parameters, used by EmailLogger and MDNFileModule </text:p>
          <text:p text:style-name="P80">where xxx can be any of the following values to get </text:p>
          <text:list text:continue-numbering="true">
            <text:list-item>
              <text:p text:style-name="P80">msg </text:p>
            </text:list-item>
            <text:list-item>
              <text:p text:style-name="P80">sender </text:p>
            </text:list-item>
            <text:list-item>
              <text:p text:style-name="P80">receiver </text:p>
            </text:list-item>
            <text:list-item>
              <text:p text:style-name="P80">text </text:p>
            </text:list-item>
            <text:list-item>
              <text:p text:style-name="P80">attributes </text:p>
            </text:list-item>
            <text:list-item>
              <text:p text:style-name="P80">headers </text:p>
            </text:list-item>
          </text:list>
          <text:p text:style-name="P82"><text:line-break/>for example:<text:span text:style-name="Citation"> $mdn.text$ </text:span>gets the text portion of the MDN </text:p>
          <text:p text:style-name="P75"><text:span text:style-name="T14">$exception.xxx$</text:span>, used by EmailLogger </text:p>
          <text:p text:style-name="P80">where xxx can be any of the follow ing values to get </text:p>
          <text:list text:continue-numbering="true">
            <text:list-item>
              <text:p text:style-name="P80">name </text:p>
            </text:list-item>
            <text:list-item>
              <text:p text:style-name="P80">message </text:p>
            </text:list-item>
            <text:list-item>
              <text:p text:style-name="P80">trace </text:p>
            </text:list-item>
            <text:list-item>
              <text:p text:style-name="P80">terminated </text:p>
            </text:list-item>
          </text:list>
          <text:p text:style-name="P82"><text:line-break/>for example:<text:span text:style-name="Citation"> $exception.trace$ </text:span>gets the trace log of the exception </text:p>
        </text:list-header>
      </text:list>
      <text:h text:style-name="Heading_20_1" text:outline-level="1"><text:bookmark-start text:name="__RefHeading__842_428440488"/>Appendix: <text:span text:style-name="T30">config.xml file structure</text:span><text:bookmark-end text:name="__RefHeading__842_428440488"/></text:h>
      <text:p text:style-name="Text_20_body"/>
      <text:list xml:id="list1254440406863740848" text:style-name="L10">
        <text:list-item>
          <text:p text:style-name="P54">Node: <text:span text:style-name="T18">openas2 </text:span></text:p>
          <text:list>
            <text:list-item>
              <text:p text:style-name="P54">Node: <text:span text:style-name="T18">certificates </text:span></text:p>
              <text:list>
                <text:list-header>
                  <text:p text:style-name="P17"><text:line-break/><text:span text:style-name="T18">Attributes </text:span></text:p>
                  <text:p text:style-name="P73">classname </text:p>
                  <text:p text:style-name="P78">describes the Java class to process the certificate file. <text:line-break/>for example: <text:span text:style-name="Citation">org.openas2.cert.PKCS12CertificateFactory </text:span></text:p>
                  <text:p text:style-name="P73">filename </text:p>
                  <text:p text:style-name="P78">defines the file name containing the certificates <text:line-break/>for example: <text:span text:style-name="Citation">%home%/certs.p12 </text:span></text:p>
                  <text:p text:style-name="P73">password </text:p>
                  <text:p text:style-name="P78">opens the file using this password <text:line-break/>for example: <text:span text:style-name="Citation">test </text:span></text:p>
                  <text:p text:style-name="P73">interval </text:p>
                  <text:p text:style-name="P78">describes how often the file should be check up for updates. Specified in seconds. <text:line-break/>for example: <text:span text:style-name="Citation">300 </text:span></text:p>
                </text:list-header>
              </text:list>
            </text:list-item>
            <text:list-item>
              <text:p text:style-name="P54">Node: <text:span text:style-name="T18">partnerships </text:span><text:line-break/>Describes the OpenAS2 classes to handle the trading partner identifications. </text:p>
              <text:list>
                <text:list-header>
                  <text:p text:style-name="P17"><text:line-break/><text:span text:style-name="T18">Attributes </text:span></text:p>
                  <text:p text:style-name="P73">classname </text:p>
                  <text:p text:style-name="P78"><text:soft-page-break/>describes the Java class to process the partnerships file <text:line-break/>for example: <text:span text:style-name="Citation">org.openas2.partner.XMLPartnershipFactory </text:span></text:p>
                  <text:p text:style-name="P73">defines the file name containing the partnerships definitions </text:p>
                  <text:p text:style-name="P78">describes <text:line-break/>for example: <text:span text:style-name="Citation">%home%/partnerships.xml </text:span></text:p>
                </text:list-header>
              </text:list>
            </text:list-item>
            <text:list-item>
              <text:p text:style-name="P54">Node: <text:span text:style-name="T18">loggers </text:span><text:line-break/>Describes the OpenAS2 logging classes to use. <text:span text:style-name="T1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4"/>
                </text:list-header>
                <text:list-item>
                  <text:p text:style-name="P54">Node: <text:span text:style-name="T18">logger </text:span>(for E-mail logging) <text:line-break/>Optional, if not specified no E-mail logging is performed. </text:p>
                  <text:list>
                    <text:list-header>
                      <text:p text:style-name="P17"><text:line-break/><text:span text:style-name="T18">Attributes </text:span></text:p>
                      <text:p text:style-name="P73">classname </text:p>
                      <text:p text:style-name="P78">describes the Java class to process E-mail logging <text:line-break/>for example: <text:span text:style-name="Citation">org.openas2.logging.EmailLogger </text:span></text:p>
                      <text:p text:style-name="P73">show (Optional) </text:p>
                      <text:p text:style-name="P78">describes what level of logging to handle </text:p>
                      <text:list>
                        <text:list-header>
                          <text:p text:style-name="P78">Possible values </text:p>
                        </text:list-header>
                        <text:list-item>
                          <text:p text:style-name="P78">all = all exceptions (terminated or not) and info </text:p>
                        </text:list-item>
                        <text:list-item>
                          <text:p text:style-name="P78">terminated = all terminated exceptions <text:span text:style-name="T18">Default value</text:span> </text:p>
                        </text:list-item>
                        <text:list-item>
                          <text:p text:style-name="P78">exceptions = all non-terminated exceptions </text:p>
                        </text:list-item>
                        <text:list-item>
                          <text:p text:style-name="P78">info = all info log entries </text:p>
                        </text:list-item>
                      </text:list>
                      <text:p text:style-name="P78"><text:line-break/>for example: <text:span text:style-name="Citation">terminated </text:span></text:p>
                      <text:p text:style-name="P73">from </text:p>
                      <text:p text:style-name="P78">describes <text:line-break/>for example: <text:span text:style-name="Citation">openas2 </text:span></text:p>
                      <text:p text:style-name="P73">to </text:p>
                      <text:p text:style-name="P78">describes <text:line-break/>for example: <text:span text:style-name="Citation">your e-mail address </text:span></text:p>
                      <text:p text:style-name="P73">smtpserver </text:p>
                      <text:p text:style-name="P78">describes the SMTP server to process outgoing e-mail <text:line-break/>for example: <text:span text:style-name="Citation">mySillyMailerDot.com </text:span></text:p>
                      <text:p text:style-name="P73">subject </text:p>
                      <text:p text:style-name="P78">describes the e-mail to the receiving party <text:line-break/>for example: <text:span text:style-name="Citation">$exception.name$: $exception.message$ </text:span></text:p>
                      <text:p text:style-name="P73">bodytemplate </text:p>
                      <text:p text:style-name="P78">defines the file that contains the body of the message <text:line-break/>for example: <text:span text:style-name="Citation">%home%/emailtemplate.txt </text:span></text:p>
                    </text:list-header>
                  </text:list>
                </text:list-item>
                <text:list-item>
                  <text:p text:style-name="P54">Node: <text:span text:style-name="T18">logger </text:span>(for file logging) <text:line-break/>Optional, if not specified no file logging is performed. </text:p>
                  <text:list>
                    <text:list-header>
                      <text:p text:style-name="P17"><text:line-break/><text:soft-page-break/><text:span text:style-name="T18">Attributes </text:span></text:p>
                      <text:p text:style-name="P73">classname </text:p>
                      <text:p text:style-name="P78">describes the Java class to log messages <text:line-break/>for example: <text:span text:style-name="Citation">org.openas2.logging.FileLogger </text:span></text:p>
                      <text:p text:style-name="P73">filename </text:p>
                      <text:p text:style-name="P78">defines the name of the output log file.<text:line-break/>for example: <text:span text:style-name="Citation">%home%/log-$date.MMddyyyy$.txt </text:span></text:p>
                      <text:p text:style-name="P73">show (Optional) </text:p>
                      <text:p text:style-name="P78">describes what level of logging to handle </text:p>
                      <text:list>
                        <text:list-header>
                          <text:p text:style-name="P78">Possible values </text:p>
                        </text:list-header>
                        <text:list-item>
                          <text:p text:style-name="P78">all = all exceptions (terminated or not) and info <text:span text:style-name="T18">Default value</text:span> </text:p>
                        </text:list-item>
                        <text:list-item>
                          <text:p text:style-name="P78">terminated = all terminated exceptions </text:p>
                        </text:list-item>
                        <text:list-item>
                          <text:p text:style-name="P78">exceptions = all non-terminated exceptions </text:p>
                        </text:list-item>
                        <text:list-item>
                          <text:p text:style-name="P78">info = all info log entries </text:p>
                        </text:list-item>
                      </text:list>
                      <text:p text:style-name="P78"><text:line-break/>for example: <text:span text:style-name="Citation">terminated </text:span></text:p>
                    </text:list-header>
                  </text:list>
                </text:list-item>
                <text:list-item>
                  <text:p text:style-name="P54">Node: <text:span text:style-name="T18">logger </text:span>(for Console logging, writes to System.out) <text:line-break/>Optional, if not specified no console logging is performed. </text:p>
                  <text:list>
                    <text:list-header>
                      <text:p text:style-name="P17"><text:line-break/><text:span text:style-name="T18">Attributes </text:span></text:p>
                      <text:p text:style-name="P73">classname </text:p>
                      <text:p text:style-name="P78">describes the Java class to log messages <text:line-break/>for example: <text:span text:style-name="Citation">org.openas2.logging.ConsoleLogger </text:span></text:p>
                      <text:p text:style-name="P73">show (Optional) </text:p>
                      <text:p text:style-name="P78">describes what level of logging to handle </text:p>
                      <text:list>
                        <text:list-header>
                          <text:p text:style-name="P78">Possible values </text:p>
                        </text:list-header>
                        <text:list-item>
                          <text:p text:style-name="P78">all = all exceptions (terminated or not) and info <text:span text:style-name="T18">Default value</text:span> </text:p>
                        </text:list-item>
                        <text:list-item>
                          <text:p text:style-name="P78">terminated = all terminated exceptions </text:p>
                        </text:list-item>
                        <text:list-item>
                          <text:p text:style-name="P78">exceptions = all non-terminated exceptions </text:p>
                        </text:list-item>
                        <text:list-item>
                          <text:p text:style-name="P78">info = all info log entries </text:p>
                        </text:list-item>
                      </text:list>
                      <text:p text:style-name="P78"><text:line-break/>for example: <text:span text:style-name="Citation">info </text:span></text:p>
                    </text:list-header>
                  </text:list>
                </text:list-item>
              </text:list>
            </text:list-item>
            <text:list-item>
              <text:p text:style-name="P54">Node: <text:span text:style-name="T18">commands </text:span><text:line-break/>Describes the OpenAS2 command classes to use </text:p>
              <text:list>
                <text:list-header>
                  <text:p text:style-name="P17"><text:line-break/><text:span text:style-name="T18">Attributes </text:span></text:p>
                  <text:p text:style-name="P73">classname </text:p>
                  <text:p text:style-name="P7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3">filename </text:p>
                  <text:p text:style-name="P78">defines the name of the file command all possible commands <text:line-break/>for example: <text:span text:style-name="Citation">%home%/commands.xml </text:span></text:p>
                </text:list-header>
              </text:list>
            </text:list-item>
            <text:list-item>
              <text:p text:style-name="P54">Node: <text:span text:style-name="T18">processor </text:span><text:line-break/>Describes the OpenAS2 class to handle the message processors. </text:p>
              <text:list>
                <text:list-header>
                  <text:p text:style-name="P17"><text:line-break/><text:soft-page-break/><text:span text:style-name="T18">Attributes </text:span></text:p>
                  <text:p text:style-name="P73">classname </text:p>
                  <text:p text:style-name="P78">describes the default Java class to handle outgoing message <text:line-break/>for example: <text:span text:style-name="Citation">org.openas2.processor.DefaultProcessor </text:span></text:p>
                </text:list-header>
                <text:list-item>
                  <text:p text:style-name="P54">Node: <text:span text:style-name="T18">module </text:span><text:line-break/>Module that sends out AS2 messages. </text:p>
                  <text:list>
                    <text:list-header>
                      <text:p text:style-name="P17"><text:line-break/><text:span text:style-name="T18">Attributes </text:span></text:p>
                      <text:p text:style-name="P73">classname </text:p>
                      <text:p text:style-name="P78">describes the Java class to send outgoing Messages <text:line-break/>for example: <text:span text:style-name="Citation">org.openas2.processor.sender.AS2SenderModule </text:span></text:p>
                      <text:p text:style-name="P73">retry </text:p>
                      <text:p text:style-name="P78">defines the number of attempts for sending a message,default is -1 aka infinite. <text:line-break/>for example <text:span text:style-name="Citation">retries="3"</text:span> will stop sending the message after 3 failures. </text:p>
                      <text:p text:style-name="P73">connecttimeout </text:p>
                      <text:p text:style-name="P78">defines the millisecond count before a connection times out. default value is 30000 or 30 seconds. <text:line-break/>for example <text:span text:style-name="Citation">connecttimeout="60000"</text:span> will time out after 60 seconds. </text:p>
                      <text:p text:style-name="P73">readtimeout </text:p>
                      <text:p text:style-name="P7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4">Node: <text:span text:style-name="T18">module </text:span><text:line-break/>Module that sends out AS2 MDNs asynchronously. </text:p>
                  <text:list>
                    <text:list-header>
                      <text:p text:style-name="P17"><text:line-break/><text:span text:style-name="T18">Attributes </text:span></text:p>
                      <text:p text:style-name="P73">classname </text:p>
                      <text:p text:style-name="P78">describes the Java class to send asynch MDN <text:line-break/>for example: <text:span text:style-name="Citation">org.openas2.processor.sender.AsynchMDNSenderModule </text:span></text:p>
                      <text:p text:style-name="P73">retry </text:p>
                      <text:p text:style-name="P78">defines the number of attempts for sending a message, default value is -1 (infinite.) <text:line-break/>for example <text:span text:style-name="Citation">retries="3"</text:span> will stop sending the message after 3 failures. </text:p>
                      <text:p text:style-name="P73">connecttimeout </text:p>
                      <text:p text:style-name="P78">defines the millisecond count before a connection times out. default value is 30000 or 30 seconds. <text:line-break/>for example <text:span text:style-name="Citation">connecttimeout="60000"</text:span> will time out after 60 seconds. </text:p>
                      <text:p text:style-name="P73">readtimeout </text:p>
                      <text:p text:style-name="P7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4"><text:soft-page-break/>Node: <text:span text:style-name="T1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7"><text:line-break/><text:span text:style-name="T18">Attributes </text:span></text:p>
                      <text:p text:style-name="P73">classname </text:p>
                      <text:p text:style-name="P78">describes the Java class to process files to be sent to the AS2SenderModule for its delivery process. <text:line-break/>for example: <text:span text:style-name="Citation">org.openas2.processor.receiver.AS2DirectoryPollingModule </text:span></text:p>
                      <text:p text:style-name="P73">outboxdir </text:p>
                      <text:p text:style-name="P78">defines the directory where files are to be found. <text:line-break/>for example: <text:span text:style-name="Citation">%home%/toAny </text:span></text:p>
                      <text:p text:style-name="P73">errordir </text:p>
                      <text:p text:style-name="P78">defines directory where files containing errors are redirected to. <text:line-break/>for example: <text:span text:style-name="Citation">%home%/toAny/error </text:span></text:p>
                      <text:p text:style-name="P73">interval </text:p>
                      <text:p text:style-name="P78">describes how often the directory is to be checked for work. Specified in seconds. Default is 30 seconds. <text:line-break/>for example: <text:span text:style-name="Citation">5 </text:span></text:p>
                      <text:p text:style-name="P73">delimiters </text:p>
                      <text:p text:style-name="P78">defines the characters used to parse the incoming file name. Characters are separate the tokens: sender, receiver and file id. <text:line-break/>for example: <text:span text:style-name="Citation">-. </text:span></text:p>
                      <text:p text:style-name="P73"><text:bookmark text:name="messageFormat"/>format </text:p>
                      <text:p text:style-name="P7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3">mimetype </text:p>
                      <text:p text:style-name="P78">describes the outgoing message mime message type. <text:line-break/>for example: <text:span text:style-name="Citation">application/EDI-X12 </text:span></text:p>
                    </text:list-header>
                  </text:list>
                </text:list-item>
                <text:list-item>
                  <text:p text:style-name="P54">Node: <text:span text:style-name="T18">module </text:span></text:p>
                  <text:list>
                    <text:list-header>
                      <text:p text:style-name="P17"><text:line-break/><text:span text:style-name="T18">Attributes </text:span></text:p>
                      <text:p text:style-name="P73">classname </text:p>
                      <text:p text:style-name="P7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3">outboxdir </text:p>
                      <text:p text:style-name="P78">defines the directory where outgoing message are defined. <text:line-break/>for example: <text:span text:style-name="Citation">%home%/toOpenAS2A/ </text:span></text:p>
                      <text:p text:style-name="P73"><text:soft-page-break/>errordir </text:p>
                      <text:p text:style-name="P78">defines the directory where erroneous messages are left. <text:line-break/>for example: <text:span text:style-name="Citation">%home%/toOpenAS2A/error </text:span></text:p>
                      <text:p text:style-name="P73">interval </text:p>
                      <text:p text:style-name="P78">describes how often the incoming directory is searched. Defined in seconds, default is 30 seconds. <text:line-break/>for example: <text:span text:style-name="Citation">5 </text:span></text:p>
                      <text:p text:style-name="P73">defaults </text:p>
                      <text:p text:style-name="P78">describes the AS2 sender and receiver ids as defined in the partnership.xml file. <text:line-break/>for example: <text:span text:style-name="Citation">defaults="sender.as2_id=OpenAS2A_</text:span><text:span text:style-name="Citation"><text:span text:style-name="T66">OID</text:span></text:span><text:span text:style-name="Citation">, receiver.as2_id=OpenAS2B_</text:span><text:span text:style-name="Citation"><text:span text:style-name="T66">OID</text:span></text:span><text:span text:style-name="Citation">" </text:span></text:p>
                      <text:p text:style-name="P73">protocol </text:p>
                      <text:p text:style-name="P78">describes the AS2 protocol, which is AS2. <text:line-break/>for example: <text:span text:style-name="Citation">as2 </text:span></text:p>
                      <text:p text:style-name="P73">mimetype </text:p>
                      <text:p text:style-name="P78">describes the outgoing message mime message type. <text:line-break/>for example: <text:span text:style-name="Citation">application/EDI-X12 </text:span></text:p>
                    </text:list-header>
                  </text:list>
                </text:list-item>
                <text:list-item>
                  <text:p text:style-name="P54">Node: <text:span text:style-name="T18">module </text:span></text:p>
                  <text:list>
                    <text:list-header>
                      <text:p text:style-name="P17"><text:line-break/><text:span text:style-name="T18">Attributes </text:span></text:p>
                      <text:p text:style-name="P73">classname </text:p>
                      <text:p text:style-name="P78">describes the Java class to process incoming MDNs <text:line-break/>for example: <text:span text:style-name="Citation">org.openas2.processor.storage.MDNFileModule </text:span></text:p>
                      <text:p text:style-name="P73">filename </text:p>
                      <text:p text:style-name="P78">describes <text:line-break/>for example: <text:span text:style-name="Citation">%home%/mdn/$date.yyyy$/$date.MM$/$mdn.msg.sender.as2_id$-$mdn.msg.receiver.as2_id$-$mdn.msg.headers.message-id$ </text:span></text:p>
                      <text:p text:style-name="P73">protocol </text:p>
                      <text:p text:style-name="P78">describes <text:line-break/>for example: <text:span text:style-name="Citation">as2 </text:span></text:p>
                      <text:p text:style-name="P73">tempdir </text:p>
                      <text:p text:style-name="P78">describes <text:line-break/>for example: <text:span text:style-name="Citation">%home%/temp </text:span></text:p>
                    </text:list-header>
                  </text:list>
                </text:list-item>
                <text:list-item>
                  <text:p text:style-name="P54">Node: <text:span text:style-name="T18">module </text:span>Defines the module to handle messages. </text:p>
                  <text:list>
                    <text:list-header>
                      <text:p text:style-name="P17"><text:line-break/><text:span text:style-name="T18">Attributes </text:span></text:p>
                      <text:p text:style-name="P73">classname </text:p>
                      <text:p text:style-name="P78">describes the Java class to process and store incoming messages <text:line-break/>for example: <text:span text:style-name="Citation">org.openas2.processor.storage.MessageFileModule </text:span></text:p>
                      <text:p text:style-name="P73">filename </text:p>
                      <text:p text:style-name="P78">describes the location and formatted filename of the stored MDNs. <text:line-break/>for example: <text:span text:style-name="Citation">%home%/inbox/$msg.sender.as2_id$-$msg.receiver.as2_id$-$msg.headers.message-id$ </text:span></text:p>
                      <text:p text:style-name="P73">protocol </text:p>
                      <text:p text:style-name="P78">describes the AS2 protocol <text:line-break/>for example: <text:span text:style-name="Citation">as2 </text:span></text:p>
                      <text:p text:style-name="P73"><text:soft-page-break/>tempdir (Optional) </text:p>
                      <text:p text:style-name="P78">defines temporary directory used to store MDNs during message processing. <text:line-break/>for example: <text:span text:style-name="Citation">%home%/temp </text:span></text:p>
                    </text:list-header>
                  </text:list>
                </text:list-item>
                <text:list-item>
                  <text:p text:style-name="P54">Node: <text:span text:style-name="T18">module </text:span></text:p>
                  <text:list>
                    <text:list-header>
                      <text:p text:style-name="P17"><text:line-break/><text:span text:style-name="T18">Attributes </text:span></text:p>
                      <text:p text:style-name="P73">classname </text:p>
                      <text:p text:style-name="P78">describes the Java class to process handle incoming modules <text:line-break/>for example: <text:span text:style-name="Citation">org.openas2.processor.receiver.AS2ReceiverModule </text:span></text:p>
                      <text:p text:style-name="P73">port </text:p>
                      <text:p text:style-name="P78">defines the port the server listens on. <text:line-break/>for example: <text:span text:style-name="Citation">10080 </text:span></text:p>
                      <text:p text:style-name="P73">errordir </text:p>
                      <text:p text:style-name="P78">defines directory where invalid incoming messages are stored. <text:line-break/>for example: <text:span text:style-name="Citation">%home%/inbox/error </text:span></text:p>
                      <text:p text:style-name="P73">errorformat </text:p>
                      <text:p text:style-name="P78">defines the format of filenames for invalid incoming messages. <text:line-break/>for example: <text:span text:style-name="Citation">sender.as2_id, receiver.as2_id, headers.message-id </text:span></text:p>
                    </text:list-header>
                  </text:list>
                </text:list-item>
                <text:list-item>
                  <text:p text:style-name="P54">Node: <text:span text:style-name="T18">module </text:span></text:p>
                  <text:list>
                    <text:list-header>
                      <text:p text:style-name="P17"><text:line-break/><text:span text:style-name="T18">Attributes </text:span></text:p>
                      <text:p text:style-name="P73">classname </text:p>
                      <text:p text:style-name="P78">describes the Java class to rehandle messages <text:line-break/>for example: <text:span text:style-name="Citation">org.openas2.processor.resender.DirectoryResenderModule </text:span></text:p>
                      <text:p text:style-name="P73">resenddir </text:p>
                      <text:p text:style-name="P78">defines the directory to find message to resend <text:line-break/>for example: <text:span text:style-name="Citation">%home%/resend </text:span></text:p>
                      <text:p text:style-name="P73">errordir </text:p>
                      <text:p text:style-name="P78">defines the director to store resend messages that are in error. <text:line-break/>for example: <text:span text:style-name="Citation">%home%/resend/error </text:span></text:p>
                      <text:p text:style-name="P73">resenddelay </text:p>
                      <text:p text:style-name="P83">defines the wait time between resends. Defined in seconds. Default is 60. <text:line-break/>for example: <text:span text:style-name="Citation">600 </text:span></text:p>
                    </text:list-header>
                  </text:list>
                </text:list-item>
              </text:list>
            </text:list-item>
          </text:list>
        </text:list-item>
      </text:list>
      <text:h text:style-name="P71" text:outline-level="1"><text:bookmark-start text:name="__RefHeading__844_428440488"/><text:span text:style-name="Citation">Appendix: partnership.xml file structure</text:span><text:bookmark-end text:name="__RefHeading__844_428440488"/></text:h>
      <text:p text:style-name="P20"><text:span text:style-name="T27">This file</text:span> describe<text:span text:style-name="T27">s</text:span> you<text:span text:style-name="T27">r company</text:span> and your trading partners. This file requires modification to work with your application</text:p>
      <text:list xml:id="list3375240799638763277" text:style-name="L11">
        <text:list-item>
          <text:p text:style-name="P55">Node: <text:span text:style-name="T18">partnerships </text:span><text:line-break/>The root node. </text:p>
          <text:list>
            <text:list-item>
              <text:p text:style-name="P18">Node: <text:span text:style-name="T18">partner </text:span><text:line-break/>partner definition <text:line-break/><text:span text:style-name="T18">Attributes </text:span></text:p>
              <text:p text:style-name="P74"><text:soft-page-break/>name </text:p>
              <text:p text:style-name="P79">partner name as defined in OpenAS2 configuration file. <text:line-break/><text:span text:style-name="Citation">OpenAS2A </text:span></text:p>
              <text:p text:style-name="P74">as2_id </text:p>
              <text:p text:style-name="P79">partner name as defined in partnership node <text:line-break/><text:span text:style-name="Citation">OpenAS2A </text:span></text:p>
              <text:p text:style-name="P74">x509_alias </text:p>
              <text:p text:style-name="P79">Alias as defined in certificate file <text:line-break/><text:span text:style-name="T28">o</text:span><text:span text:style-name="Citation">pen</text:span><text:span text:style-name="Citation"><text:span text:style-name="T29">as</text:span></text:span><text:span text:style-name="Citation">2</text:span><text:span text:style-name="Citation"><text:span text:style-name="T28">a</text:span></text:span><text:span text:style-name="Citation"> </text:span></text:p>
              <text:p text:style-name="P74">email </text:p>
              <text:p text:style-name="P79">E-mail address of partner <text:line-break/><text:a xlink:type="simple" xlink:href="mailto:as2a@MySillyMailerServer.com" text:style-name="Internet_20_link" text:visited-style-name="Visited_20_Internet_20_Link"><text:span text:style-name="Citation">as2a@MySillyMailerServer.com</text:span></text:a></text:p>
              <text:p text:style-name="P86"><text:span text:style-name="Citation"/></text:p>
            </text:list-item>
            <text:list-item>
              <text:p text:style-name="P55">Node: <text:span text:style-name="T18">partnership </text:span><text:line-break/>defines partner relationships between sender and receiver </text:p>
              <text:list>
                <text:list-item>
                  <text:p text:style-name="P18">Node: <text:span text:style-name="T18">partnership </text:span><text:line-break/><text:span text:style-name="T18">Attributes </text:span></text:p>
                  <text:p text:style-name="P74">name </text:p>
                  <text:p text:style-name="P79">Unique name of partnership relation. See filename parsing above. <text:line-break/><text:span text:style-name="Citation">OpenAS2A-OpenAS2B </text:span></text:p>
                </text:list-item>
                <text:list-item>
                  <text:p text:style-name="P18">Node: <text:span text:style-name="T18">sender </text:span><text:line-break/><text:span text:style-name="T18">Attributes </text:span></text:p>
                  <text:p text:style-name="P74">name </text:p>
                  <text:p text:style-name="P79">Unique name of Sender <text:line-break/><text:span text:style-name="Citation">OpenAS2A </text:span></text:p>
                </text:list-item>
                <text:list-item>
                  <text:p text:style-name="P18">Node: <text:span text:style-name="T18">receiver </text:span><text:line-break/><text:span text:style-name="T18">Attributes </text:span></text:p>
                  <text:p text:style-name="P74">name </text:p>
                  <text:p text:style-name="P81">Unique name of receiver <text:line-break/><text:span text:style-name="Citation">OpenAS2B </text:span></text:p>
                  <text:p text:style-name="P18"><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55">Node: <text:span text:style-name="T18">attribute </text:span><text:line-break/><text:span text:style-name="T18">name </text:span>is <text:span text:style-name="T18">protocol </text:span>defines the protocol to use with this partner. <text:line-break/><text:span text:style-name="T18">value </text:span>is <text:span text:style-name="T18">as2 </text:span><text:line-break/><text:span text:style-name="Citation">name="protocol" value="as2" </text:span></text:p>
                </text:list-item>
                <text:list-item>
                  <text:p text:style-name="P55">Node: <text:span text:style-name="T18">attribute </text:span><text:line-break/><text:span text:style-name="T18">name </text:span>is <text:span text:style-name="T18">subject </text:span>defines text used in E-mail subject line <text:line-break/><text:span text:style-name="T18">value </text:span><text:line-break/><text:span text:style-name="Citation">name="subject" value="From OpenAS2A to OpenAS2B" </text:span></text:p>
                </text:list-item>
                <text:list-item>
                  <text:p text:style-name="P55">Node: <text:span text:style-name="T18">attribute </text:span><text:line-break/><text:span text:style-name="T18">name </text:span>is <text:span text:style-name="T18">as2_url </text:span>defines partners AS2 server's URL <text:line-break/><text:span text:style-name="T18">value </text:span><text:line-break/><text:span text:style-name="Citation">name="as2_url" value="http://www.MyPartnerAS2Machine.com:10080"/&gt; </text:span></text:p>
                </text:list-item>
                <text:list-item>
                  <text:p text:style-name="P55"><text:soft-page-break/>Node: <text:span text:style-name="T18">attribute </text:span><text:line-break/><text:span text:style-name="T18">name </text:span>is <text:span text:style-name="T18">as2_mdn_to </text:span>defines MDN server's URL <text:line-break/><text:span text:style-name="T18">value </text:span><text:line-break/><text:span text:style-name="Citation">name="as2_url" value="http://www.MyPartnerAS2Machine.com:10080" name="as2_mdn_to" value="http://www.MyAS2Machine.com:10081" </text:span></text:p>
                </text:list-item>
                <text:list-item>
                  <text:p text:style-name="P55">Node: <text:span text:style-name="T18">attribute </text:span><text:line-break/><text:span text:style-name="T18">name </text:span>is <text:span text:style-name="T18">as2_receipt_option </text:span>defines asynchronous MDN server's URL <text:line-break/><text:span text:style-name="T18">value </text:span><text:line-break/><text:span text:style-name="Citation">name="as2_receipt_option" value="http://www.MyAS2Machine.com:10081" </text:span></text:p>
                </text:list-item>
                <text:list-item>
                  <text:p text:style-name="P55">Node: <text:span text:style-name="T18">attribute </text:span><text:line-break/><text:span text:style-name="T18">name </text:span>is <text:span text:style-name="T18">as2_mdn_options </text:span>defines MDN option values for E-mail header <text:line-break/><text:span text:style-name="T18">value </text:span><text:line-break/><text:span text:style-name="Citation">name="as2_mdn_options" value="signed-receipt-protocol=optional, pkcs7-signature; signed-receipt-micalg=optional, sha1" </text:span></text:p>
                </text:list-item>
                <text:list-item>
                  <text:p text:style-name="P55">Node: <text:span text:style-name="T18">attribute </text:span><text:line-break/><text:span text:style-name="T18">name </text:span>is <text:span text:style-name="T18">encrypt </text:span>defines encrypting algorithm name for E-mail header <text:line-break/><text:span text:style-name="T18">value </text:span><text:line-break/><text:span text:style-name="Citation">name="encrypt" value="3des" </text:span></text:p>
                </text:list-item>
                <text:list-item>
                  <text:p text:style-name="P59"><text:span text:style-name="Citation">Node: </text:span><text:span text:style-name="Citation"><text:span text:style-name="T18">attribute (optional) </text:span></text:span><text:span text:style-name="Citation"><text:line-break/></text:span><text:span text:style-name="Citation"><text:span text:style-name="T18">name </text:span></text:span><text:span text:style-name="Citation">is </text:span><text:span text:style-name="Citation"><text:span text:style-name="T18">content_t</text:span></text:span><text:span text:style-name="Citation"><text:span text:style-name="T23">ransfer</text:span></text:span><text:span text:style-name="Citation"><text:span text:style-name="T18">_encoding </text:span></text:span><text:span text:style-name="Citation">defines what the header field should display <text:line-break/></text:span><text:span text:style-name="Citation"><text:span text:style-name="T18">value </text:span></text:span><text:span text:style-name="Citation">8bit (default), binary, ... <text:line-break/>name="content_transfer_encoding" value="binary" </text:span></text:p>
                </text:list-item>
              </text:list>
            </text:list-item>
          </text:list>
        </text:list-item>
      </text:list>
      <text:h text:style-name="P66" text:outline-level="1"><text:bookmark-start text:name="__RefHeading__846_428440488"/>Appendix: <text:span text:style-name="T43">command</text:span>.xml file structure<text:bookmark-end text:name="__RefHeading__846_428440488"/></text:h>
      <text:p text:style-name="P60">List of commands available to the OpenAS2 server Application. </text:p>
      <text:list xml:id="list4778457646845912121" text:style-name="L12">
        <text:list-item>
          <text:p text:style-name="P56">Node: <text:span text:style-name="T18">commands </text:span>the root node </text:p>
          <text:list>
            <text:list-item>
              <text:p text:style-name="P19">Node: <text:span text:style-name="T18">multicommand </text:span></text:p>
              <text:p text:style-name="P57">attribute </text:p>
              <text:p text:style-name="P76">name </text:p>
              <text:p text:style-name="P84">value "cert|part", certificate commands or partnership commands </text:p>
              <text:p text:style-name="P76">description </text:p>
              <text:p text:style-name="P84">value is some useful text </text:p>
              <text:list>
                <text:list-item>
                  <text:p text:style-name="P19">Node: <text:span text:style-name="T18">command </text:span></text:p>
                  <text:p text:style-name="P58">attribute </text:p>
                  <text:p text:style-name="P77">classname </text:p>
                  <text:p text:style-name="P8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08-04T17:23:33.290786000</dc:date>
    <meta:editing-duration>P12DT23H59M2S</meta:editing-duration>
    <meta:editing-cycles>56</meta:editing-cycles>
    <meta:generator>LibreOffice/4.3.7.2$MacOSX_X86_64 LibreOffice_project/8a35821d8636a03b8bf4e15b48f59794652c68ba</meta:generator>
    <meta:document-statistic meta:table-count="0" meta:image-count="0" meta:object-count="0" meta:page-count="15" meta:paragraph-count="359" meta:word-count="3965" meta:character-count="26550" meta:non-whitespace-character-count="22798"/>
  </office:meta>
</office:document-meta>
</file>